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9">
      <style:paragraph-properties fo:margin-left="1.27cm" fo:margin-right="0cm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1.27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3" style:family="paragraph" style:parent-style-name="Text_20_body" style:list-style-name="L2">
      <style:paragraph-properties fo:margin-left="2.54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4" style:family="paragraph" style:parent-style-name="Text_20_body" style:list-style-name="L3">
      <style:paragraph-properties fo:margin-left="1.27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5" style:family="paragraph" style:parent-style-name="Text_20_body" style:list-style-name="L4">
      <style:paragraph-properties fo:margin-left="2.54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6" style:family="paragraph" style:parent-style-name="Text_20_body" style:list-style-name="L5">
      <style:paragraph-properties fo:margin-left="1.27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7" style:family="paragraph" style:parent-style-name="Text_20_body" style:list-style-name="L6">
      <style:paragraph-properties fo:margin-left="2.54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8" style:family="paragraph" style:parent-style-name="Text_20_body" style:list-style-name="L7">
      <style:paragraph-properties fo:margin-left="1.27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9" style:family="paragraph" style:parent-style-name="Text_20_body" style:list-style-name="L8">
      <style:paragraph-properties fo:margin-left="2.54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10" style:family="paragraph" style:parent-style-name="Text_20_body" style:list-style-name="L10">
      <style:paragraph-properties fo:margin-left="2.54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11" style:family="paragraph" style:parent-style-name="Text_20_body" style:list-style-name="L11">
      <style:paragraph-properties fo:margin-left="1.27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12" style:family="paragraph" style:parent-style-name="Text_20_body" style:list-style-name="L12">
      <style:paragraph-properties fo:margin-left="2.54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13" style:family="paragraph" style:parent-style-name="Text_20_body" style:list-style-name="L13">
      <style:paragraph-properties fo:margin-left="1.27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14" style:family="paragraph" style:parent-style-name="Text_20_body" style:list-style-name="L14">
      <style:paragraph-properties fo:margin-left="2.54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15" style:family="paragraph" style:parent-style-name="Text_20_body" style:list-style-name="L15">
      <style:paragraph-properties fo:margin-left="1.27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16" style:family="paragraph" style:parent-style-name="Text_20_body" style:list-style-name="L16">
      <style:paragraph-properties fo:margin-left="2.54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17" style:family="paragraph" style:parent-style-name="Text_20_body" style:list-style-name="L2">
      <style:paragraph-properties fo:margin-left="2.54cm" fo:margin-right="0cm" fo:text-indent="0cm" style:auto-text-indent="false" fo:padding="0cm" fo:border="none"/>
      <style:text-properties fo:font-weight="normal" style:font-weight-asian="normal" style:font-weight-complex="normal"/>
    </style:style>
    <style:style style:name="P18" style:family="paragraph" style:parent-style-name="Text_20_body" style:list-style-name="L4">
      <style:paragraph-properties fo:margin-left="2.54cm" fo:margin-right="0cm" fo:text-indent="0cm" style:auto-text-indent="false" fo:padding="0cm" fo:border="none"/>
      <style:text-properties fo:font-weight="normal" style:font-weight-asian="normal" style:font-weight-complex="normal"/>
    </style:style>
    <style:style style:name="P19" style:family="paragraph" style:parent-style-name="Text_20_body" style:list-style-name="L6">
      <style:paragraph-properties fo:margin-left="2.54cm" fo:margin-right="0cm" fo:text-indent="0cm" style:auto-text-indent="false" fo:padding="0cm" fo:border="none"/>
      <style:text-properties fo:font-weight="normal" style:font-weight-asian="normal" style:font-weight-complex="normal"/>
    </style:style>
    <style:style style:name="P20" style:family="paragraph" style:parent-style-name="Text_20_body" style:list-style-name="L8">
      <style:paragraph-properties fo:margin-left="2.54cm" fo:margin-right="0cm" fo:text-indent="0cm" style:auto-text-indent="false" fo:padding="0cm" fo:border="none"/>
      <style:text-properties fo:font-weight="normal" style:font-weight-asian="normal" style:font-weight-complex="normal"/>
    </style:style>
    <style:style style:name="P21" style:family="paragraph" style:parent-style-name="Text_20_body" style:list-style-name="L10">
      <style:paragraph-properties fo:margin-left="2.54cm" fo:margin-right="0cm" fo:text-indent="0cm" style:auto-text-indent="false" fo:padding="0cm" fo:border="none"/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margin-left="2.54cm" fo:margin-right="0cm" fo:text-indent="0cm" style:auto-text-indent="false" fo:padding="0cm" fo:border="none"/>
      <style:text-properties fo:font-weight="normal" style:font-weight-asian="normal" style:font-weight-complex="normal"/>
    </style:style>
    <style:style style:name="P23" style:family="paragraph" style:parent-style-name="Text_20_body" style:list-style-name="L12">
      <style:paragraph-properties fo:margin-left="2.54cm" fo:margin-right="0cm" fo:text-indent="0cm" style:auto-text-indent="false" fo:padding="0cm" fo:border="none"/>
      <style:text-properties fo:font-weight="normal" style:font-weight-asian="normal" style:font-weight-complex="normal"/>
    </style:style>
    <style:style style:name="P24" style:family="paragraph" style:parent-style-name="Text_20_body" style:list-style-name="L14">
      <style:paragraph-properties fo:margin-left="2.54cm" fo:margin-right="0cm" fo:text-indent="0cm" style:auto-text-indent="false" fo:padding="0cm" fo:border="non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7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8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Consulta que nos dé, el Título cada película y al lado el número de actores que intervienen en ella. Incluidas las hipotéticas películas con 0 actores.</text:p>
        </text:list-item>
      </text:list>
      <text:list text:style-name="L2">
        <text:list-item>
          <text:p text:style-name="P3">Ojo, deben salir 3 películas con 0 actores, si no es así, repasa con qué campo has hecho el agrupamiento.</text:p>
          <text:p text:style-name="P17">SELECT title,COUNT(DISTINCT c2.actor_id) AS c3 FROM `film`AS c1 left JOIN film_actor AS c2 ON c1.film_id=c2.film_id GROUP BY c1.title ORDER BY c3; </text:p>
        </text:list-item>
      </text:list>
      <text:list text:style-name="L3">
        <text:list-item>
          <text:p text:style-name="P4">Nombre y apellidos del cliente (customer), el importe del pago que hizo y en qué fecha, de aquellos pagos realizados antes del 30 de junio de 2005 y cuyo importe sea mayor de 10.</text:p>
        </text:list-item>
      </text:list>
      <text:list text:style-name="L4">
        <text:list-item>
          <text:p text:style-name="P5">Como pista, el pago más antiguo fue de Austin, hecho el 25 de mayo de 2005. Y hay dos pagos de 11,99</text:p>
          <text:p text:style-name="P18">SELECT first_name, last_name,c2.amount,c2. payment_date FROM `customer`AS c1 JOIN payment AS c2 ON c1.customer_id=c2.custo mer_id WHERE c2.payment_date &gt; 2005-06-30 AND c2.amount &gt; 10 ORDER BY c2.payment_date; </text:p>
        </text:list-item>
      </text:list>
      <text:list text:style-name="L5">
        <text:list-item>
          <text:p text:style-name="P6">Consulta para visualizar a los 5 actores más prolíficos (que intervenga en más películas), se visualizará su nombre y apellidos y el número de películas.</text:p>
        </text:list-item>
      </text:list>
      <text:list text:style-name="L6">
        <text:list-item>
          <text:p text:style-name="P7">Como pista, la tercera es Mary Keitel con 40.</text:p>
          <text:p text:style-name="P19">SELECT first_name, last_name, COUNT(DISTINCT c2.film_id)as c4 FROM `actor`AS c1 JOIN film_actor AS c2 ON c1.actor_id=c2.actor_id JOIN film AS c3 ON c2.film_id=c3.film_id GROUP BY c1.actor_id ORDER BY c4 DESC LIMIT 5; </text:p>
        </text:list-item>
      </text:list>
      <text:list text:style-name="L7">
        <text:list-item>
          <text:p text:style-name="P8">Modifica la anterior para que ahora se consulte eso mismo pero sólo para actores cuyo apellido empiece por A o B</text:p>
        </text:list-item>
      </text:list>
      <text:list text:style-name="L8">
        <text:list-item>
          <text:p text:style-name="P9">Pista: Los tres primeros se llaman Vivien, Henry y Val, empatados.</text:p>
          <text:p text:style-name="P20">SELECT first_name, last_name, COUNT(DISTINCT c2.film_id)as c4 FROM `actor`AS c1 JOIN film_actor AS c2 ON c1.actor_id=c2.actor_id JOIN film AS c3 ON c2.film_id=c3.film_id WHERE c1.last_name LIKE "A%" OR c1.last_name LIKE "B%" GROUP BY c1.actor_id ORDER BY c4 DESC LIMIT 5; </text:p>
        </text:list-item>
      </text:list>
      <text:list text:style-name="L9">
        <text:list-item>
          <text:p text:style-name="P1"><text:span text:style-name="T3">Modifica la anterior, para que NO cuenten las películas “para mayores de 18 años” ver rating en EEUU </text:span><text:a xlink:type="simple" xlink:href="https://www.google.com/url?q=https://es.wikipedia.org/wiki/Clasificaci%25C3%25B3n_por_edades_(cine)%23Estados_Unidos&amp;sa=D&amp;source=editors&amp;ust=1708684622737378&amp;usg=AOvVaw1fENCs_eUGt1ZrlmnVYZu6" text:style-name="Internet_20_link" text:visited-style-name="Visited_20_Internet_20_Link"><text:span text:style-name="T2">aquí</text:span></text:a><text:span text:style-name="T3">.</text:span></text:p>
        </text:list-item>
      </text:list>
      <text:list text:style-name="L10">
        <text:list-item>
          <text:p text:style-name="P10">Pista: Cambian los números y ahora entra en esos 5 un tal Christian Akroyd</text:p>
          <text:p text:style-name="P21">SELECT first_name, last_name, COUNT(DISTINCT c2.film_id)as c4 FROM `actor`AS c1 JOIN film_actor AS c2 ON c1.actor_id=c2.actor_id JOIN film AS c3 ON c2.film_id=c3.film_id WHERE c1.last_name LIKE "A%" OR c1.last_name AND c3.rating!="PG-18" LIKE "B%" GROUP BY c1.actor_id ORDER BY c4 DESC LIMIT 5; </text:p>
        </text:list-item>
      </text:list>
      <text:p text:style-name="P22"/>
      <text:p text:style-name="P22"/>
      <text:list text:style-name="L11">
        <text:list-item>
          <text:p text:style-name="P11"><text:soft-page-break/>Nombre de las categorías y el número de películas que hay de cada una. Sólo visualizar aquellas categorías que tengan más de 60 películas.</text:p>
        </text:list-item>
      </text:list>
      <text:list text:style-name="L12">
        <text:list-item>
          <text:p text:style-name="P12">Salen más de 9, pero menos de 20. Algunas que salen son..Sports, Animation, Action, la mayor es 74.</text:p>
          <text:p text:style-name="P23">SELECT c3.name,COUNT(DISTINCT title) AS c5 FROM `film`AS c1 JOIN film_category AS c2 ON c1.film_id=c2.film_id JOIN category AS c3 ON c2.category_id=c3.categ ory_id GROUP BY c3.name HAVING c5&gt;60 ORDER BY c5 DESC; </text:p>
        </text:list-item>
      </text:list>
      <text:list text:style-name="L13">
        <text:list-item>
          <text:p text:style-name="P13">Nombre y apellidos de los actores que hayan intervenido entre 30 y 40 películas.</text:p>
        </text:list-item>
      </text:list>
      <text:list text:style-name="L14">
        <text:list-item>
          <text:p text:style-name="P14">Salen entre 50 y 100. Hay sólo una actriz con 40 películas.</text:p>
          <text:p text:style-name="P24">SELECT first_name, last_name, COUNT(c2.film_id)AS c4 FROM `actor`AS c1 JOIN film_actor AS c2 ON c1.actor_id=c2.actor_id JOIN film AS c3 ON c2.film_id=c3.film_id GROUP BY c1.actor_id HAVING c4 BETWEEN 30 AND 40; </text:p>
        </text:list-item>
      </text:list>
      <text:list text:style-name="L15">
        <text:list-item>
          <text:p text:style-name="P15">Ejecuta esta consulta y explica qué demuestra, y por qué.</text:p>
        </text:list-item>
      </text:list>
      <text:list text:style-name="L16">
        <text:list-item>
          <text:p text:style-name="P16">SELECT (SELECT COUNT(DISTINCT country_id) FROM country)-(SELECT COUNT(DISTINCT country_id) FROM city) AS Resultado</text:p>
        </text:list-item>
      </text:list>
      <text:p text:style-name="Text_20_body"><text:span text:style-name="T3"><text:line-break/><text:tab/><text:tab/></text:span><text:span text:style-name="T4">SELECT (SELECT COUNT(DISTINCT country_id) FROM country)-<text:tab/><text:tab/><text:tab/>(SELECT COUNT(DISTINCT country_id) FROM city) AS Resultado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0:38:47.431000000</meta:creation-date>
    <dc:date>2024-02-23T10:41:21.075000000</dc:date>
    <meta:editing-duration>PT2M34S</meta:editing-duration>
    <meta:editing-cycles>1</meta:editing-cycles>
    <meta:document-statistic meta:table-count="0" meta:image-count="0" meta:object-count="0" meta:page-count="2" meta:paragraph-count="24" meta:word-count="540" meta:character-count="3353" meta:non-whitespace-character-count="2847"/>
    <meta:generator>LibreOffice/7.6.0.3$Windows_X86_64 LibreOffice_project/69edd8b8ebc41d00b4de3915dc82f8f0fc3b6265</meta:generator>
  </office:meta>
</office:document-meta>
</file>